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4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5">Conda in script</text:p>
      <text:p text:style-name="P3">#! /usr/bin/bash</text:p>
      <text:p text:style-name="P3">source /home/user/anaconda3/etc/profile.d/conda.sh</text:p>
      <text:p text:style-name="P3">conda activate yolo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8-23T13:44:21.219994026</dc:date>
    <meta:editing-duration>PT5H41M5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0" meta:character-count="422" meta:non-whitespace-character-count="378"/>
  </office:meta>
</office:document-meta>
</file>